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01222a" style:font-name-complex="Times New Roman"/>
    </style:style>
    <style:style style:name="T1" style:family="text">
      <style:text-properties officeooo:rsid="0001222a"/>
    </style:style>
    <style:style style:name="T2" style:family="text">
      <style:text-properties style:text-line-through-style="solid" style:text-line-through-type="single" officeooo:rsid="0001222a"/>
    </style:style>
    <style:style style:name="T3" style:family="text">
      <style:text-properties style:text-line-through-style="none" style:text-line-through-type="none" officeooo:rsid="0001222a"/>
    </style:style>
    <style:style style:name="T4" style:family="text">
      <style:text-properties officeooo:rsid="0001a1c2"/>
    </style:style>
    <style:style style:name="T5" style:family="text">
      <style:text-properties officeooo:rsid="000369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3</text:p>
      <text:p text:style-name="P1">1. What arrives at Gatsby’s house every Friday? What leaves on Monday? What does this tell you about the parties Gatsby hosts?</text:p>
      <text:p text:style-name="P1"><text:tab/><text:span text:style-name="T1">On Fridays, 5 crates of oranges and lemons arrive. <text:s/>By Monday, they leave, just peels and pulp. <text:s/>This implies that Gatsby's parties </text:span><text:span text:style-name="T2">go through a lot of citrus juice</text:span><text:span text:style-name="T3"> are very lavish and have a lot of money put into their setup.</text:span></text:p>
      <text:p text:style-name="P1"><text:span text:style-name="T3"/></text:p>
      <text:p text:style-name="P1">2. How does Nick receive his invitation to Gatsby’s party?</text:p>
      <text:p text:style-name="P1"><text:tab/><text:span text:style-name="T4">A chauffeur brought a fairly formal letter of invitation from Gatsby to Nick. <text:s/>This was unusual, as most people simply showed up at Gatsby's parties rather than actually being invited.</text:span></text:p>
      <text:p text:style-name="P1"/>
      <text:p text:style-name="P1">3. What illegal activity takes place at Gatsby’s party?</text:p>
      <text:p text:style-name="P1"><text:tab/><text:span text:style-name="T4">Consumption of alcoholic beverages.</text:span></text:p>
      <text:p text:style-name="P1"/>
      <text:p text:style-name="P1">4. What kind of relationship has Jordan developed with the other guests at the party?</text:p>
      <text:p text:style-name="P1"><text:tab/><text:span text:style-name="T4">Jordan has a very surface relationship with the others at the party. <text:s/>They converse, but they do not say much.</text:span></text:p>
      <text:p text:style-name="P1"/>
      <text:p text:style-name="P1">5. What discovery has the Owl-Eyed man made in Gatsby’s library? What symbolic meaning could this reference have about society in the 1920’s?</text:p>
      <text:p text:style-name="P1"><text:tab/><text:span text:style-name="T4">Gatsby's library has genuine books, but the pages haven't been cut (as was the way to deal with books printed at the time.) <text:s/>This points to the extent people were willing to go to pretend things in the 20s, and how fake the sophistication of the rich really was. <text:s/></text:span></text:p>
      <text:p text:style-name="P1"/>
      <text:p text:style-name="P1">6. What is ironic about Jordan’s statement comparing large and small parties?</text:p>
      <text:p text:style-name="P1"><text:tab/><text:span text:style-name="T4">Jordan speaks of large parties as having intimacy and privacy compared to small parties when in reality the opposite is usually the case. <text:s/>In a sense, though, she is right, as people tend to focus more on each person at a small party while at a large party things are less harshly scrutinized.</text:span></text:p>
      <text:p text:style-name="P1"/>
      <text:p text:style-name="P1">7. On what does Owl-Eyes blame the accident after Gatsby’s party? What is ironic about his claim?</text:p>
      <text:p text:style-name="P1"><text:tab/><text:span text:style-name="T4">The fact he knows very little about driving and mechanics and wasn't trying. <text:s/>This is ironic because these are reasons one shouldn't drive, not reasons one should.</text:span></text:p>
      <text:p text:style-name="P1"/>
      <text:p text:style-name="P1">8. How does Nick describe Jordan at the end of the chapter? What do we learn about her that would support this statement?</text:p>
      <text:p text:style-name="P1"><text:tab/><text:span text:style-name="T5">He describes her face as concealing something. We learn she is dishonest and unable to deal with being at a disadvantage. <text:s/></text:span></text:p>
      <text:p text:style-name="P1"/>
      <text:p text:style-name="P1">9. Why does Jordan say, “I hate careless people. That’s why I like you”?</text:p>
      <text:p text:style-name="P1"><text:tab/><text:span text:style-name="T5">Nick is careful, and a bit reserved, and this differentiates him from the majority of the people in his surroundings. <text:s/>She is afraid to meet someone as careless as she is because she knows it would be a problem. <text:s/></text:span></text:p>
      <text:p text:style-name="P1"><text:soft-page-break/>10. What unique quality do we learn that Nick possesses?</text:p>
      <text:p text:style-name="P1"><text:tab/><text:span text:style-name="T5">Nick feels he is one of the few honest people he has ever know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8T11:31:03.989411589</meta:creation-date>
    <dc:date>2015-02-08T12:06:36.861454374</dc:date>
    <meta:editing-duration>PT4M47S</meta:editing-duration>
    <meta:editing-cycles>1</meta:editing-cycles>
    <meta:document-statistic meta:table-count="0" meta:image-count="0" meta:object-count="0" meta:page-count="2" meta:paragraph-count="21" meta:word-count="456" meta:character-count="2583" meta:non-whitespace-character-count="2123"/>
    <meta:generator>LibreOffice/4.4.0.3$Linux_X86_64 LibreOffice_project/40m0$Build-3</meta:generator>
  </office:meta>
</office:document-meta>
</file>